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Standard" style:master-page-name="Standard">
      <style:paragraph-properties style:page-number="1"/>
      <style:text-properties fo:font-variant="normal" fo:text-transform="none" fo:color="#0f1115" loext:opacity="100%" style:font-name="quote-cjk-patch" fo:font-size="12pt" fo:letter-spacing="normal" fo:font-style="normal" fo:font-weight="normal" officeooo:rsid="0007a70a" officeooo:paragraph-rsid="001791a7"/>
    </style:style>
    <style:style style:name="P2" style:family="paragraph" style:parent-style-name="Horizontal_20_Line">
      <style:text-properties fo:color="#0f1115" loext:opacity="100%" style:font-name="quote-cjk-patch" fo:font-size="12pt" officeooo:rsid="0007a70a"/>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1">
      <style:paragraph-properties fo:margin-left="0in" fo:margin-right="0in" fo:margin-top="0in" fo:margin-bottom="0.1252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5" style:family="paragraph" style:parent-style-name="Text_20_body" style:list-style-name="L1">
      <style:paragraph-properties fo:margin-left="0in" fo:margin-right="0in" fo:margin-top="0in" fo:margin-bottom="0.1252in" style:contextual-spacing="false" style:line-height-at-least="0.2291in" fo:orphans="2" fo:widows="2" fo:text-indent="0in" style:auto-text-indent="false" fo:padding="0in" fo:border="none" style:writing-mode="lr-tb"/>
      <style:text-properties fo:color="#0f1115" loext:opacity="100%" style:font-name="quote-cjk-patch" fo:font-size="12pt" officeooo:rsid="0007a70a"/>
    </style:style>
    <style:style style:name="P6" style:family="paragraph" style:parent-style-name="Text_20_body" style:list-style-name="L2">
      <style:paragraph-properties fo:margin-left="0in" fo:margin-right="0in" fo:margin-top="0in" fo:margin-bottom="0.1252in" style:contextual-spacing="false" style:line-height-at-least="0.2291in" fo:orphans="2" fo:widows="2" fo:text-indent="0in" style:auto-text-indent="false" fo:padding="0in" fo:border="none" style:writing-mode="lr-tb"/>
      <style:text-properties fo:color="#0f1115" loext:opacity="100%" style:font-name="quote-cjk-patch" fo:font-size="12pt" officeooo:rsid="0007a70a"/>
    </style:style>
    <style:style style:name="P7" style:family="paragraph" style:parent-style-name="Text_20_body" style:list-style-name="L2">
      <style:paragraph-properties fo:margin-left="0in" fo:margin-right="0in" fo:margin-top="0in" fo:margin-bottom="0.1252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8" style:family="paragraph" style:parent-style-name="Standard">
      <style:text-properties fo:color="#0f1115" loext:opacity="100%" style:font-name="quote-cjk-patch" fo:font-size="12pt" officeooo:rsid="0007a70a"/>
    </style:style>
    <style:style style:name="P9" style:family="paragraph" style:parent-style-name="Text_20_body" style:list-style-name="L3">
      <style:paragraph-properties fo:margin-left="0in" fo:margin-right="0in" fo:margin-top="0in" fo:margin-bottom="0.1252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10" style:family="paragraph" style:parent-style-name="Text_20_body" style:list-style-name="L3">
      <style:paragraph-properties fo:margin-left="0in" fo:margin-right="0in" fo:margin-top="0in" fo:margin-bottom="0.1252in" style:contextual-spacing="false" style:line-height-at-least="0.2291in" fo:orphans="2" fo:widows="2" fo:text-indent="0in" style:auto-text-indent="false" fo:padding="0in" fo:border="none" style:writing-mode="lr-tb"/>
      <style:text-properties fo:color="#0f1115" loext:opacity="100%" style:font-name="quote-cjk-patch" fo:font-size="12pt" officeooo:rsid="0007a70a"/>
    </style:style>
    <style:style style:name="P11" style:family="paragraph" style:parent-style-name="Text_20_body">
      <style:text-properties fo:color="#0f1115" loext:opacity="100%" style:font-name="quote-cjk-patch" fo:font-size="12pt" officeooo:rsid="0007a70a"/>
    </style:style>
    <style:style style:name="P12" style:family="paragraph" style:parent-style-name="Text_20_body" style:list-style-name="L4">
      <style:paragraph-properties fo:margin-left="0in" fo:margin-right="0in" fo:margin-top="0in" fo:margin-bottom="0.0835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13" style:family="paragraph" style:parent-style-name="Text_20_body" style:list-style-name="L4">
      <style:paragraph-properties fo:margin-left="0in" fo:margin-right="0in" fo:margin-top="0in" fo:margin-bottom="0.0835in" style:contextual-spacing="false" style:line-height-at-least="0.25in" fo:orphans="2" fo:widows="2" fo:text-indent="0in" style:auto-text-indent="false" fo:padding="0in" fo:border="none"/>
      <style:text-properties fo:font-variant="normal" fo:text-transform="none" fo:color="#0a0a0a" loext:opacity="100%" style:font-name="Google Sans" fo:font-size="12pt" fo:letter-spacing="normal" fo:font-style="normal" fo:font-weight="normal" officeooo:rsid="0007a70a" loext:padding="0in" loext:border="none"/>
    </style:style>
    <style:style style:name="P14" style:family="paragraph" style:parent-style-name="Text_20_body" style:list-style-name="L4">
      <style:paragraph-properties fo:margin-left="0in" fo:margin-right="0in" fo:margin-top="0in" fo:margin-bottom="0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15" style:family="paragraph" style:parent-style-name="Text_20_body" style:list-style-name="L4">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0a0a0a" loext:opacity="100%" style:font-name="Google Sans" fo:font-size="12pt" fo:letter-spacing="normal" fo:font-style="normal" fo:font-weight="normal" officeooo:rsid="0007a70a" loext:padding="0in" loext:border="none"/>
    </style:style>
    <style:style style:name="P16" style:family="paragraph" style:parent-style-name="Text_20_body">
      <style:paragraph-properties fo:margin-left="0in" fo:margin-right="0in" fo:margin-top="0.2083in" fo:margin-bottom="0.1043in" style:contextual-spacing="false" style:line-height-at-least="0.2917in" fo:text-indent="0in" style:auto-text-indent="false"/>
      <style:text-properties fo:color="#0f1115" loext:opacity="100%" style:font-name="quote-cjk-patch" fo:font-size="15pt" fo:font-weight="bold" officeooo:rsid="0007a70a"/>
    </style:style>
    <style:style style:name="P17" style:family="paragraph" style:parent-style-name="Text_20_body" style:list-style-name="L5">
      <style:paragraph-properties fo:margin-left="0in" fo:margin-right="0in" fo:margin-top="0.1043in" fo:margin-bottom="0.2083in" style:contextual-spacing="false" style:line-height-at-least="0.25in" fo:text-indent="0in" style:auto-text-indent="false" fo:padding="0in" fo:border="none"/>
      <style:text-properties fo:color="#0f1115" loext:opacity="100%" style:font-name="quote-cjk-patch" fo:font-size="12pt" officeooo:rsid="0007a70a"/>
    </style:style>
    <style:style style:name="P18" style:family="paragraph" style:parent-style-name="Text_20_body" style:list-style-name="L5">
      <style:paragraph-properties fo:margin-left="0in" fo:margin-right="0in" fo:margin-top="0in" fo:margin-bottom="0.0835in" style:contextual-spacing="false" style:line-height-at-least="0.25in" fo:text-indent="0in" style:auto-text-indent="false" fo:padding="0in" fo:border="none"/>
      <style:text-properties fo:color="#0f1115" loext:opacity="100%" style:font-name="quote-cjk-patch" fo:font-size="12pt" officeooo:rsid="0007a70a"/>
    </style:style>
    <style:style style:name="P19" style:family="paragraph" style:parent-style-name="Text_20_body" style:list-style-name="L5">
      <style:paragraph-properties fo:margin-left="0in" fo:margin-right="0in" fo:margin-top="0in" fo:margin-bottom="0in" style:contextual-spacing="false" style:line-height-at-least="0.25in" fo:text-indent="0in" style:auto-text-indent="false" fo:padding="0in" fo:border="none"/>
      <style:text-properties fo:color="#0f1115" loext:opacity="100%" style:font-name="quote-cjk-patch" fo:font-size="12pt" officeooo:rsid="0007a70a"/>
    </style:style>
    <style:style style:name="P20" style:family="paragraph" style:parent-style-name="Text_20_body">
      <style:paragraph-properties fo:margin-left="0in" fo:margin-right="0in" fo:margin-top="0.1043in" fo:margin-bottom="0.1043in" style:contextual-spacing="false" fo:text-indent="0in" style:auto-text-indent="false"/>
      <style:text-properties fo:color="#0f1115" loext:opacity="100%" style:font-name="quote-cjk-patch" fo:font-size="12pt" officeooo:rsid="0007a70a" style:font-size-asian="12pt" style:font-size-complex="12pt"/>
    </style:style>
    <style:style style:name="P21" style:family="paragraph" style:parent-style-name="Standard">
      <style:paragraph-properties fo:margin-left="0in" fo:margin-right="0in" fo:margin-top="0.25in" fo:margin-bottom="0.1252in" style:contextual-spacing="false" style:line-height-at-least="0.2917in" fo:orphans="2" fo:widows="2" fo:text-indent="0in" style:auto-text-indent="false"/>
      <style:text-properties fo:font-variant="normal" fo:text-transform="none" fo:color="#001d35" loext:opacity="100%" style:font-name="Google Sans" fo:font-size="15pt" fo:letter-spacing="normal" fo:font-style="normal" fo:font-weight="normal"/>
    </style:style>
    <style:style style:name="P22" style:family="paragraph" style:parent-style-name="Text_20_body" style:list-style-name="L6">
      <style:paragraph-properties fo:margin-left="0in" fo:margin-right="0in" fo:margin-top="0in" fo:margin-bottom="0.1252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P23" style:family="paragraph" style:parent-style-name="Text_20_body">
      <style:paragraph-properties fo:margin-left="0in" fo:margin-right="0in" fo:margin-top="0.25in" fo:margin-bottom="0.1252in" style:contextual-spacing="false" style:line-height-at-least="0.2917in" fo:orphans="2" fo:widows="2" fo:text-indent="0in" style:auto-text-indent="false"/>
      <style:text-properties fo:font-variant="normal" fo:text-transform="none" fo:color="#001d35" loext:opacity="100%" style:font-name="Google Sans" fo:font-size="15pt" fo:letter-spacing="normal" fo:font-style="normal" fo:font-weight="normal" officeooo:rsid="0007a70a"/>
    </style:style>
    <style:style style:name="P24" style:family="paragraph" style:parent-style-name="Text_20_body">
      <style:paragraph-properties fo:margin-left="0in" fo:margin-right="0in" fo:margin-top="0.1252in" fo:margin-bottom="0.1665in" style:contextual-spacing="false" style:line-height-at-least="0.25in" fo:orphans="2" fo:widows="2" fo:text-indent="0in" style:auto-text-indent="false"/>
      <style:text-properties fo:font-variant="normal" fo:text-transform="none" fo:color="#0a0a0a" loext:opacity="100%" style:font-name="Google Sans" fo:font-size="12pt" fo:letter-spacing="normal" fo:font-style="normal" fo:font-weight="normal" officeooo:rsid="0007a70a"/>
    </style:style>
    <style:style style:name="P25" style:family="paragraph" style:parent-style-name="Text_20_body" style:list-style-name="L7">
      <style:paragraph-properties fo:margin-left="0in" fo:margin-right="0in" fo:margin-top="0in" fo:margin-bottom="0.1252in" style:contextual-spacing="false" style:line-height-at-least="0.25in" fo:orphans="2" fo:widows="2" fo:text-indent="0in" style:auto-text-indent="false" fo:padding="0in" fo:border="none"/>
      <style:text-properties fo:color="#0f1115" loext:opacity="100%" style:font-name="quote-cjk-patch" fo:font-size="12pt" officeooo:rsid="0007a70a"/>
    </style:style>
    <style:style style:name="T1" style:family="text">
      <style:text-properties fo:color="#0a0a0a" loext:opacity="100%" style:font-name="Google Sans" fo:font-weight="normal" loext:padding="0in" loext:border="none"/>
    </style:style>
    <style:style style:name="T2" style:family="text">
      <style:text-properties fo:color="#0a0a0a" loext:opacity="100%" style:font-name="Google Sans" fo:font-weight="bold" loext:padding="0in" loext:border="none"/>
    </style:style>
    <style:style style:name="T3" style:family="text">
      <style:text-properties fo:color="#1a0dab" loext:opacity="100%" style:font-name="Google Sans" style:text-underline-style="solid" style:text-underline-width="auto" style:text-underline-color="font-color" fo:font-weight="normal" loext:padding="0in" loext:border="none"/>
    </style:style>
    <style:style style:name="T4" style:family="text">
      <style:text-properties fo:color="#0f1115" loext:opacity="100%" style:font-name="quote-cjk-patch" fo:font-size="12pt" officeooo:rsid="0007a70a"/>
    </style:style>
    <style:style style:name="T5" style:family="text">
      <style:text-properties fo:font-variant="normal" fo:text-transform="none" fo:color="#001d35" loext:opacity="100%" style:font-name="Google Sans" fo:font-size="15pt" fo:letter-spacing="normal" fo:font-style="normal" fo:font-weight="normal" loext:padding="0in" loext:border="none"/>
    </style:style>
    <style:style style:name="T6" style:family="text">
      <style:text-properties fo:font-variant="normal" fo:text-transform="none" fo:color="#001d35" loext:opacity="100%" style:font-name="Google Sans" fo:font-size="15pt"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0a0a0a" loext:opacity="100%" style:font-name="Google Sans" fo:letter-spacing="normal" fo:font-style="normal" fo:font-weight="bold"/>
    </style:style>
    <style:style style:name="T8" style:family="text">
      <style:text-properties fo:font-variant="normal" fo:text-transform="none" fo:color="#0a0a0a" loext:opacity="100%" style:font-name="Google Sans" fo:letter-spacing="normal" fo:font-style="normal" fo:font-weight="normal"/>
    </style:style>
    <style:style style:name="T9" style:family="text">
      <style:text-properties fo:font-variant="normal" fo:text-transform="none" fo:color="#1a0dab" loext:opacity="100%" style:font-name="Google Sans" fo:letter-spacing="normal" fo:font-style="normal" style:text-underline-style="solid" style:text-underline-width="auto" style:text-underline-color="font-color" fo:font-weight="normal"/>
    </style:style>
    <style:style style:name="T10" style:family="text">
      <style:text-properties fo:font-variant="normal" fo:text-transform="none" fo:color="#0a0a0a" loext:opacity="100%" style:font-name="Google Sans" fo:font-size="10.5pt" fo:letter-spacing="normal" fo:font-style="normal" fo:font-weight="normal" fo:background-color="#f3f5f6" loext:char-shading-value="0" loext:padding-left="0in" loext:padding-right="0in" loext:padding-top="0.0209in" loext:padding-bottom="0.0209in" loext:border-left="none" loext:border-right="none" loext:border-top="0.74pt solid #f3f5f6" loext:border-bottom="0.74pt solid #f3f5f6"/>
    </style:style>
    <style:style style:name="T11" style:family="text">
      <style:text-properties fo:font-variant="normal" fo:text-transform="none" fo:letter-spacing="normal" fo:font-style="normal" fo:font-weight="normal" loext:padding="0in" loext:border="none"/>
    </style:style>
    <style:style style:name="T12" style:family="text">
      <style:text-properties fo:font-variant="normal" fo:text-transform="none" fo:color="#0a0a0a" loext:opacity="100%" style:font-name="Google Sans" fo:letter-spacing="normal" fo:font-style="normal" fo:font-weight="normal" loext:padding="0in" loext:border="none"/>
    </style:style>
    <style:style style:name="T13" style:family="text">
      <style:text-properties fo:font-variant="normal" fo:text-transform="none" fo:color="#0a0a0a" loext:opacity="100%" style:font-name="Google Sans" fo:letter-spacing="normal" fo:font-style="normal" style:text-underline-style="solid" style:text-underline-width="auto" style:text-underline-color="font-color" fo:font-weight="normal" loext:padding="0in" loext:border="none"/>
    </style:style>
    <style:style style:name="T14" style:family="text">
      <style:text-properties fo:font-variant="normal" fo:text-transform="none" fo:color="#0a0a0a" loext:opacity="100%" style:font-name="Google Sans" fo:font-size="15pt" fo:letter-spacing="normal" fo:font-style="normal" fo:font-weight="bold" loext:padding="0in" loext:border="none"/>
    </style:style>
    <style:style style:name="T15" style:family="text">
      <style:text-properties fo:font-variant="normal" fo:text-transform="none" fo:color="#0a0a0a" loext:opacity="100%" style:font-name="Google Sans" fo:letter-spacing="normal" fo:font-style="normal" fo:font-weight="bold" loext:padding="0in" loext:border="none"/>
    </style:style>
    <style:style style:name="T16" style:family="text">
      <style:text-properties fo:font-weight="bold" loext:padding="0in" loext:border="none"/>
    </style:style>
    <style:style style:name="T17" style:family="text">
      <style:text-properties fo:font-variant="normal" fo:text-transform="none" fo:color="#0a0a0a" loext:opacity="100%" style:font-name="Google Sans" fo:letter-spacing="normal" fo:font-style="normal" fo:font-weight="bold" style:font-name-asian="Google Sans" style:font-size-asian="12pt" style:font-style-asian="normal" style:font-weight-asian="normal" style:font-name-complex="Google Sans" style:font-size-complex="12pt" style:font-style-complex="normal" style:font-weight-complex="normal" loext:padding="0in" loext:border="none"/>
    </style:style>
    <style:style style:name="T18" style:family="text">
      <style:text-properties fo:font-variant="normal" fo:text-transform="none" fo:color="#0a0a0a" loext:opacity="100%" style:font-name="Google Sans" fo:letter-spacing="normal" fo:font-style="normal" fo:font-weight="normal" style:font-name-asian="Google Sans" style:font-size-asian="12pt" style:font-style-asian="normal" style:font-weight-asian="normal" style:font-name-complex="Google Sans" style:font-size-complex="12pt" style:font-style-complex="normal" style:font-weight-complex="normal"/>
    </style:style>
    <style:style style:name="T19" style:family="text">
      <style:text-properties fo:font-variant="normal" fo:text-transform="none" fo:color="#1a0dab" loext:opacity="100%" style:font-name="Google Sans" fo:letter-spacing="normal" fo:font-style="normal" style:text-underline-style="solid" style:text-underline-width="auto" style:text-underline-color="font-color" fo:font-weight="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o download and install Spyder on Windows 11, the easiest method is through the </text:span></text:span><text:span text:style-name="Strong_20_Emphasis"><text:span text:style-name="T2">Anaconda distribution</text:span></text:span><text:span text:style-name="Strong_20_Emphasis"><text:span text:style-name="T1">, which bundles Python and many scientific packages with Spyder, or by using the </text:span></text:span><text:span text:style-name="Strong_20_Emphasis"><text:span text:style-name="T2">standalone installer</text:span></text:span><text:span text:style-name="Strong_20_Emphasis"><text:span text:style-name="T1"> from the </text:span></text:span><text:a xlink:type="simple" xlink:href="https://www.spyder-ide.org/download" office:target-frame-name="_blank" xlink:show="new" text:style-name="Internet_20_link" text:visited-style-name="Visited_20_Internet_20_Link"><text:span text:style-name="Strong_20_Emphasis"><text:span text:style-name="T3">Spyder website</text:span></text:span></text:a><text:span text:style-name="Strong_20_Emphasis"><text:span text:style-name="T1"> or </text:span></text:span><text:a xlink:type="simple" xlink:href="https://github.com/spyder-ide/spyder/releases" office:target-frame-name="_blank" xlink:show="new" text:style-name="Internet_20_link" text:visited-style-name="Visited_20_Internet_20_Link"><text:span text:style-name="Strong_20_Emphasis"><text:span text:style-name="T3">GitHub</text:span></text:span></text:a><text:span text:style-name="Strong_20_Emphasis"><text:span text:style-name="T1"> for a simpler setup. Anaconda provides the comprehensive environment via its Navigator, while the standalone installer offers a quick, self-contained installation, often including its own Python environment. </text:span></text:span></text:p>
      <text:p text:style-name="P2"/>
      <text:p text:style-name="P3"><text:span text:style-name="T4"><text:line-break/></text:span><text:span text:style-name="Strong_20_Emphasis"><text:span text:style-name="T5">Method 1: </text:span></text:span><text:a xlink:type="simple" xlink:href="https://www.google.com/search?q=Anaconda+%28Recommended+for+Data+Science%29&amp;rlz=1C1CHBD_enUS1165US1165&amp;oq=spyder+ide+download+and+install+n+windows+11&amp;gs_lcrp=EgZjaHJvbWUyBggAEEUYOTIJCAEQIRgKGKABMgkIAhAhGAoYoAHSAQkyMzUxMWowajeoAgCwAgA&amp;sourceid=chrome&amp;ie=UTF-8&amp;ved=2ahUKEwjRgdrFrYmSAxXfLtAFHXmlC8oQgK4QegQIAxAA" text:style-name="Internet_20_link" text:visited-style-name="Visited_20_Internet_20_Link"><text:span text:style-name="Strong_20_Emphasis"><text:span text:style-name="T6">Anaconda (Recommended for Data Science)</text:span></text:span></text:a></text:p>
      <text:list text:style-name="L1">
        <text:list-item>
          <text:p text:style-name="P4"><text:span text:style-name="Strong_20_Emphasis"><text:span text:style-name="T7">Download Anaconda:</text:span></text:span><text:span text:style-name="T8"> Go to </text:span><text:a xlink:type="simple" xlink:href="https://www.anaconda.com/download" office:target-frame-name="_blank" xlink:show="new" text:style-name="Internet_20_link" text:visited-style-name="Visited_20_Internet_20_Link"><text:span text:style-name="T9">anaconda.com</text:span></text:a><text:span text:style-name="T8"> and download the Windows installer.</text:span></text:p>
        </text:list-item>
        <text:list-item>
          <text:p text:style-name="P5"><text:span text:style-name="Strong_20_Emphasis"><text:span text:style-name="T7">Run Installer:</text:span></text:span><text:span text:style-name="T8"> Open the downloaded </text:span><text:span text:style-name="Source_20_Text"><text:span text:style-name="T10">.exe</text:span></text:span><text:span text:style-name="T8"> file, follow the prompts, agree to the license, and select "Just Me" for installation.</text:span></text:p>
        </text:list-item>
        <text:list-item>
          <text:p text:style-name="P4"><text:span text:style-name="Strong_20_Emphasis"><text:span text:style-name="T7">Launch Navigator:</text:span></text:span><text:span text:style-name="T8"> After installation, open the </text:span><text:span text:style-name="Strong_20_Emphasis"><text:span text:style-name="T7">Anaconda Navigator</text:span></text:span><text:span text:style-name="T8"> from your Windows Start Menu.</text:span></text:p>
        </text:list-item>
        <text:list-item>
          <text:p text:style-name="P4"><text:span text:style-name="Strong_20_Emphasis"><text:span text:style-name="T7">Install Spyder:</text:span></text:span><text:span text:style-name="T8"> In the Navigator, find the Spyder tile and click the "Install" button to download and set it up. </text:span></text:p>
        </text:list-item>
      </text:list>
      <text:p text:style-name="Text_20_body"><text:span text:style-name="T4"><text:line-break/></text:span><text:span text:style-name="Strong_20_Emphasis"><text:span text:style-name="T5">Method 2: </text:span></text:span><text:a xlink:type="simple" xlink:href="https://www.google.com/search?q=Standalone+Installer+%28Simpler%2C+Self-Contained%29&amp;rlz=1C1CHBD_enUS1165US1165&amp;oq=spyder+ide+download+and+install+n+windows+11&amp;gs_lcrp=EgZjaHJvbWUyBggAEEUYOTIJCAEQIRgKGKABMgkIAhAhGAoYoAHSAQkyMzUxMWowajeoAgCwAgA&amp;sourceid=chrome&amp;ie=UTF-8&amp;mstk=AUtExfBuESX4Lk8hOZhbzbdw6dQjWVLlNfjzRd-Xh7Goa_RCXxLFrhaoM5mtehwQgQwRLikcydZPZtFNY_yLUIsCWWk-5auEAA-zhRucNk7kbkX_NyAramSd63efzRvMpzmmGwvfmNgtlpFP42waNcIYKtDrr6M5mTkCFZ-HzAqSALB5uT9V8xUchrwox_C7OOsyCU4Dr9yCYAp-s_C1YmmFDJItVc6mSgn-7rZaAhHpqN3tQ_NRUwtwQJArJdbUEFUNCskhk8PHuYi-hnF__khCEMG2mhHY_SVx8lbdvFmGt3I3Fg&amp;csui=3&amp;ved=2ahUKEwjRgdrFrYmSAxXfLtAFHXmlC8oQgK4QegQIBhAA" text:style-name="Internet_20_link" text:visited-style-name="Visited_20_Internet_20_Link"><text:span text:style-name="Strong_20_Emphasis"><text:span text:style-name="T6">Standalone Installer (Simpler, Self-Contained)</text:span></text:span></text:a></text:p>
      <text:list text:style-name="L2">
        <text:list-item>
          <text:p text:style-name="P6"><text:span text:style-name="Strong_20_Emphasis"><text:span text:style-name="T7">Download Spyder:</text:span></text:span><text:span text:style-name="T8"> Visit spyder-ide.org/download or the Spyder GitHub releases page and download the Windows installer (e.g., </text:span><text:span text:style-name="Source_20_Text"><text:span text:style-name="T10">Spyder_6.x.x_64-bit.exe</text:span></text:span><text:span text:style-name="T8">).</text:span></text:p>
        </text:list-item>
        <text:list-item>
          <text:p text:style-name="P7"><text:span text:style-name="Strong_20_Emphasis"><text:span text:style-name="T7">Run Installer:</text:span></text:span><text:span text:style-name="T8"> Open the downloaded file. You might need to tell Microsoft Edge it's safe to run.</text:span></text:p>
        </text:list-item>
        <text:list-item>
          <text:p text:style-name="P7"><text:span text:style-name="Strong_20_Emphasis"><text:span text:style-name="T7">Follow Setup:</text:span></text:span><text:span text:style-name="T8"> Click </text:span><text:span text:style-name="Strong_20_Emphasis"><text:span text:style-name="T7">Next</text:span></text:span><text:span text:style-name="T8">, agree to the license, choose your installation folder, and click </text:span><text:span text:style-name="Strong_20_Emphasis"><text:span text:style-name="T7">Install</text:span></text:span><text:span text:style-name="T8">.</text:span></text:p>
        </text:list-item>
        <text:list-item>
          <text:p text:style-name="P7"><text:span text:style-name="Strong_20_Emphasis"><text:span text:style-name="T7">Launch:</text:span></text:span><text:span text:style-name="T8"> Finish the installation and find Spyder in your Start Menu or via a desktop shortcut. </text:span></text:p>
        </text:list-item>
      </text:list>
      <text:p text:style-name="P8"><text:span text:style-name="Strong_20_Emphasis"><text:span text:style-name="T5">After Installation (Common Steps)</text:span></text:span></text:p>
      <text:list text:style-name="L3">
        <text:list-item>
          <text:p text:style-name="P9"><text:span text:style-name="Strong_20_Emphasis"><text:span text:style-name="T7">Launch Spyder:</text:span></text:span><text:span text:style-name="T8"> Open Spyder from the Start Menu or Anaconda Navigator.</text:span></text:p>
        </text:list-item>
        <text:list-item>
          <text:p text:style-name="P10"><text:span text:style-name="Strong_20_Emphasis"><text:span text:style-name="T7">Set Interpreter:</text:span></text:span><text:span text:style-name="T8"> If prompted (especially with standalone), browse to your Python executable (e.g., in </text:span><text:span text:style-name="Source_20_Text"><text:span text:style-name="T10">C:\PythonXX</text:span></text:span><text:span text:style-name="T8"> or within your Anaconda environment) and select it.</text:span></text:p>
        </text:list-item>
        <text:list-item>
          <text:p text:style-name="P10"><text:span text:style-name="Strong_20_Emphasis"><text:span text:style-name="T7">Start Coding:</text:span></text:span><text:span text:style-name="T8"> Write code in the editor, save it (e.g., </text:span><text:span text:style-name="Source_20_Text"><text:span text:style-name="T10">my_script.py</text:span></text:span><text:span text:style-name="T8">), and run it using the green play button; output appears in the console. </text:span></text:p>
        </text:list-item>
      </text:list>
      <text:p text:style-name="P11"><text:soft-page-break/><text:span text:style-name="Strong_20_Emphasis"><text:span text:style-name="T11"/></text:span></text:p>
      <text:p text:style-name="P11"><text:span text:style-name="Strong_20_Emphasis"><text:span text:style-name="T12">Anaconda is a popular, open-source platform for data science and machine learning that simplifies managing programming languages (Python/R) and libraries, featuring the </text:span></text:span><text:a xlink:type="simple" xlink:href="https://www.google.com/search?newwindow=1&amp;sca_esv=8d3b04ba9c2ae8a2&amp;rlz=1C1CHBD_enUS1165US1165&amp;sxsrf=ANbL-n6DQ0Ud5MgYFQkHSqdeyzumUrOLng%3A1768337210982&amp;q=Conda+package+manager&amp;sa=X&amp;ved=2ahUKEwjhs7a6sYmSAxXmLtAFHdi1GHUQxccNegQIMRAC&amp;mstk=AUtExfDY2nLj_3ZYtyvrtBI5DKkg11aAeoB-Npf2RF7A20QBtK9hONA2Kgvy7gYHxD0IViprB5X6ZR7GfpgQo-pSZFrdMJPDvB4KX8lZbBnFg--xhVDceCCNGC9XaVuJYvz5sG4Eg-P7taxbtBcRN_cyMOrCMp_MTnY8F8SuSCIV2HSnH0_KgjnPJORQHgaTevAI9lb8B9eeScyiV55_bRH8re3WQHA0vSM7jqzPP43CUpaj_pbbAcWR6HLw8s4hywlbimxz44vCACWf_1_pLmNFwFLo&amp;csui=3" text:style-name="Internet_20_link" text:visited-style-name="Visited_20_Internet_20_Link"><text:span text:style-name="Strong_20_Emphasis"><text:span text:style-name="T13">Conda package manager</text:span></text:span></text:a><text:span text:style-name="Strong_20_Emphasis"><text:span text:style-name="T12"> and tools like </text:span></text:span><text:a xlink:type="simple" xlink:href="https://www.google.com/search?newwindow=1&amp;sca_esv=8d3b04ba9c2ae8a2&amp;rlz=1C1CHBD_enUS1165US1165&amp;sxsrf=ANbL-n6DQ0Ud5MgYFQkHSqdeyzumUrOLng%3A1768337210982&amp;q=Jupyter+Notebook&amp;sa=X&amp;ved=2ahUKEwjhs7a6sYmSAxXmLtAFHdi1GHUQxccNegQIMRAD&amp;mstk=AUtExfDY2nLj_3ZYtyvrtBI5DKkg11aAeoB-Npf2RF7A20QBtK9hONA2Kgvy7gYHxD0IViprB5X6ZR7GfpgQo-pSZFrdMJPDvB4KX8lZbBnFg--xhVDceCCNGC9XaVuJYvz5sG4Eg-P7taxbtBcRN_cyMOrCMp_MTnY8F8SuSCIV2HSnH0_KgjnPJORQHgaTevAI9lb8B9eeScyiV55_bRH8re3WQHA0vSM7jqzPP43CUpaj_pbbAcWR6HLw8s4hywlbimxz44vCACWf_1_pLmNFwFLo&amp;csui=3" text:style-name="Internet_20_link" text:visited-style-name="Visited_20_Internet_20_Link"><text:span text:style-name="Strong_20_Emphasis"><text:span text:style-name="T13">Jupyter Notebook</text:span></text:span></text:a><text:span text:style-name="Strong_20_Emphasis"><text:span text:style-name="T12">, making it easy to set up complex scientific computing environments without dependency issues. It's essentially a bundled Python/R distribution with hundreds of pre-installed, essential data science packages, designed to make development and deployment smoother for both beginners and experts. </text:span></text:span></text:p>
      <text:p text:style-name="P8"><text:span text:style-name="Strong_20_Emphasis"><text:span text:style-name="T14">Key Components &amp; Features:</text:span></text:span></text:p>
      <text:list text:style-name="L4">
        <text:list-item>
          <text:p text:style-name="P12"><text:span text:style-name="Strong_20_Emphasis"><text:span text:style-name="T15">Conda:</text:span></text:span><text:span text:style-name="T15"> </text:span></text:p>
          <text:p text:style-name="P13">A powerful package and environment manager that installs, runs, and updates packages and their dependencies, preventing conflicts. </text:p>
        </text:list-item>
      </text:list>
      <text:section text:style-name="Sect1" text:name="Oq9maeGuO-bdwN4P2OviqAc__60">
        <text:list text:continue-numbering="true" text:style-name="L4">
          <text:list-item>
            <text:p text:style-name="P12"><text:span text:style-name="Strong_20_Emphasis"><text:span text:style-name="T16">Anaconda Navigator:</text:span></text:span><text:span text:style-name="T16"> </text:span></text:p>
            <text:p text:style-name="P13">A graphical user interface (GUI) for launching applications and managing environments without command-line commands. </text:p>
          </text:list-item>
        </text:list>
      </text:section>
      <text:section text:style-name="Sect1" text:name="Oq9maeGuO-bdwN4P2OviqAc__63">
        <text:list text:continue-numbering="true" text:style-name="L4">
          <text:list-item>
            <text:p text:style-name="P12"><text:span text:style-name="Strong_20_Emphasis"><text:span text:style-name="T17">Pre-installed Libraries:</text:span></text:span><text:span text:style-name="T17"> </text:span></text:p>
            <text:p text:style-name="P13">Comes with hundreds of data science libraries (like NumPy, Pandas, Scikit-learn) already set up. </text:p>
          </text:list-item>
        </text:list>
      </text:section>
      <text:section text:style-name="Sect1" text:name="Oq9maeGuO-bdwN4P2OviqAc__67">
        <text:list text:continue-numbering="true" text:style-name="L4">
          <text:list-item>
            <text:p text:style-name="P14"><text:span text:style-name="Strong_20_Emphasis"><text:span text:style-name="T17">Environments:</text:span></text:span><text:span text:style-name="T17"> </text:span></text:p>
            <text:p text:style-name="P15">Allows you to create isolated environments for different projects, each with its own set of libraries and versions. </text:p>
          </text:list-item>
        </text:list>
      </text:section>
      <text:section text:style-name="Sect1" text:name="Oq9maeGuO-bdwN4P2OviqAc__83">
        <text:p text:style-name="P16">Why people use it:</text:p>
      </text:section>
      <text:section text:style-name="Sect1" text:name="Oq9maeGuO-bdwN4P2OviqAc__69">
        <text:list text:style-name="L5">
          <text:list-header>
            <text:p text:style-name="P17"/>
          </text:list-header>
        </text:list>
        <text:section text:style-name="Sect1" text:name="Oq9maeGuO-bdwN4P2OviqAc__72">
          <text:list text:continue-numbering="true" text:style-name="L5">
            <text:list-item>
              <text:p text:style-name="P18"><text:span text:style-name="Strong_20_Emphasis">Simplifies Setup:</text:span> Gets you started quickly with all the necessary tools for data science. </text:p>
            </text:list-item>
          </text:list>
        </text:section>
        <text:section text:style-name="Sect1" text:name="Oq9maeGuO-bdwN4P2OviqAc__77">
          <text:list text:continue-numbering="true" text:style-name="L5">
            <text:list-item>
              <text:p text:style-name="P18"><text:span text:style-name="Strong_20_Emphasis"><text:span text:style-name="T18">Manages Dependencies:</text:span></text:span><text:span text:style-name="T18"> Solves the common problem of library conflicts. </text:span></text:p>
            </text:list-item>
          </text:list>
        </text:section>
        <text:section text:style-name="Sect1" text:name="Oq9maeGuO-bdwN4P2OviqAc__81">
          <text:list text:continue-numbering="true" text:style-name="L5">
            <text:list-item>
              <text:p text:style-name="P19"><text:span text:style-name="Strong_20_Emphasis"><text:span text:style-name="T18">Cross-Platform:</text:span></text:span><text:span text:style-name="T18"> Works on Windows, macOS, and Linux. </text:span></text:p>
            </text:list-item>
          </text:list>
        </text:section>
      </text:section>
      <text:section text:style-name="Sect1" text:name="Oq9maeGuO-bdwN4P2OviqAc__53">
        <text:p text:style-name="P20">In short, Anaconda provides a complete, user-friendly toolkit for data science, taking the hassle out of installing and configuring complex software stacks. </text:p>
      </text:section>
      <text:p text:style-name="P11"><text:span text:style-name="Strong_20_Emphasis"><text:span text:style-name="T11"/></text:span></text:p>
      <text:p text:style-name="P8"><text:span text:style-name="Strong_20_Emphasis"><text:span text:style-name="T12">For Python mobile app development, the most popular IDEs are </text:span></text:span><text:a xlink:type="simple" xlink:href="https://code.visualstudio.com/" office:target-frame-name="_blank" xlink:show="new" text:style-name="Internet_20_link" text:visited-style-name="Visited_20_Internet_20_Link"><text:span text:style-name="Strong_20_Emphasis"><text:span text:style-name="T19">Visual Studio Code (VS Code)</text:span></text:span></text:a><text:span text:style-name="Strong_20_Emphasis"><text:span text:style-name="T12"> and </text:span></text:span><text:span text:style-name="Strong_20_Emphasis"><text:span text:style-name="T15">PyCharm</text:span></text:span><text:span text:style-name="Strong_20_Emphasis"><text:span text:style-name="T12">. The specific choice </text:span></text:span><text:soft-page-break/><text:span text:style-name="Strong_20_Emphasis"><text:span text:style-name="T12">depends largely on your project needs, as actual mobile app development with Python relies on cross-platform frameworks like Kivy or BeeWare, rather than traditional native IDEs like Android Studio or Xcode. </text:span></text:span></text:p>
      <text:p text:style-name="P21">Top IDEs for Python Mobile Development</text:p>
      <text:list text:style-name="L6">
        <text:list-item>
          <text:p text:style-name="P22"><text:span text:style-name="Strong_20_Emphasis"><text:span text:style-name="T7">Visual Studio Code (VS Code)</text:span></text:span><text:span text:style-name="T8">: Recommended for its speed, versatility, and vast extension marketplace, which includes extensions for Python and various tools needed for cross-platform development. It is a lightweight source code editor that can be extended with features like debugging and linting, making it a powerful and flexible choice for many developers.</text:span></text:p>
        </text:list-item>
        <text:list-item>
          <text:p text:style-name="P22"><text:span text:style-name="Strong_20_Emphasis"><text:span text:style-name="T7">PyCharm</text:span></text:span><text:span text:style-name="T8">: A powerful, Python-specific IDE developed by JetBrains, known for its intelligent code analysis, debugger, and deep integration with Python frameworks. The professional version offers built-in support for web development frameworks, databases, and scientific tools. It is a comprehensive, "batteries-included" option that can handle large, complex projects effectively. </text:span></text:p>
        </text:list-item>
      </text:list>
      <text:p text:style-name="P23">Key Considerations for Mobile Development</text:p>
      <text:p text:style-name="P24">Python is not natively supported by the official Android and iOS IDEs (Android Studio and Xcode), which primarily use Kotlin/Java and Swift/Objective-C, respectively. Python mobile development is achieved through specialized, cross-platform frameworks: </text:p>
      <text:list text:style-name="L7">
        <text:list-item>
          <text:p text:style-name="P25"><text:span text:style-name="Strong_20_Emphasis"><text:span text:style-name="T7">Kivy</text:span></text:span><text:span text:style-name="T8">: An open-source framework for building cross-platform, multi-touch applications with custom user interfaces (UIs).</text:span></text:p>
        </text:list-item>
        <text:list-item>
          <text:p text:style-name="P25"><text:span text:style-name="Strong_20_Emphasis"><text:span text:style-name="T7">BeeWare</text:span></text:span><text:span text:style-name="T8">: An open-source project that allows you to write native-looking UIs for mobile using Python, aiming for a high degree of native integration. </text:span></text:p>
        </text:list-item>
      </text:list>
      <text:p text:style-name="P24">Your chosen IDE will serve as the primary environment for coding the application logic and integrating with these frameworks and their associated command-line tools (like Buildozer for packaging apps). Both VS Code and PyCharm offer excellent environments to work with these tools due to their terminal integration and support for various project configurations</text:p>
      <text:p text:style-name="P11"><text:span text:style-name="Strong_20_Emphasis"><text:span text:style-name="T1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4272in" fo:margin-bottom="0.6252in" fo:margin-left="0.4799in" fo:margin-right="0.4472in" style:writing-mode="lr-tb" style:layout-grid-color="#c0c0c0" style:layout-grid-lines="1891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date>2026-01-13T15:48:55.553633300</dc:date>
    <meta:editing-duration>PT27M48S</meta:editing-duration>
    <meta:editing-cycles>21</meta:editing-cycles>
    <meta:document-statistic meta:table-count="0" meta:image-count="0" meta:object-count="0" meta:page-count="3" meta:paragraph-count="40" meta:word-count="777" meta:character-count="5327" meta:non-whitespace-character-count="4593"/>
  </office:meta>
</office:document-meta>
</file>